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0c130" officeooo:paragraph-rsid="0010c130"/>
    </style:style>
    <style:style style:name="P2" style:family="paragraph" style:parent-style-name="Standard">
      <style:text-properties style:font-name="Liberation Mono" fo:font-weight="bold" officeooo:rsid="00079966" officeooo:paragraph-rsid="0010c130" style:font-weight-asian="bold" style:font-weight-complex="bold"/>
    </style:style>
    <style:style style:name="P3" style:family="paragraph" style:parent-style-name="Standard">
      <style:text-properties style:font-name="Liberation Mono" officeooo:rsid="0010c130" officeooo:paragraph-rsid="0010c130"/>
    </style:style>
    <style:style style:name="P4" style:family="paragraph" style:parent-style-name="Standard">
      <style:text-properties style:font-name="Liberation Mono" officeooo:rsid="0013cfc1" officeooo:paragraph-rsid="0013cfc1"/>
    </style:style>
    <style:style style:name="P5" style:family="paragraph" style:parent-style-name="Standard">
      <style:text-properties style:font-name="Liberation Mono" officeooo:rsid="00145077" officeooo:paragraph-rsid="00145077"/>
    </style:style>
    <style:style style:name="T1" style:family="text">
      <style:text-properties officeooo:rsid="0010c1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SO I</text:p>
      <text:p text:style-name="P4">A tus pies, arde mi corazón </text:p>
      <text:p text:style-name="P4">A tus pies, entrego lo que soy </text:p>
      <text:p text:style-name="P4">Es el lugar, de mi seguridad </text:p>
      <text:p text:style-name="P4">Donde nadie, me puede señalar </text:p>
      <text:p text:style-name="P4"/>
      <text:p text:style-name="P5">PUENTE</text:p>
      <text:p text:style-name="P4">Me perdonaste, </text:p>
      <text:p text:style-name="P4">Me acercaste a tu presencia </text:p>
      <text:p text:style-name="P4">Me levantaste, </text:p>
      <text:p text:style-name="P4">Hoy me postro adorarte. </text:p>
      <text:p text:style-name="P4"/>
      <text:p text:style-name="P4">Coro: </text:p>
      <text:p text:style-name="P4">// No hay lugar más alto </text:p>
      <text:p text:style-name="P4">Más grande </text:p>
      <text:p text:style-name="P4">Que estar a tus pies </text:p>
      <text:p text:style-name="P4">Que estar a tus pies // </text:p>
      <text:p text:style-name="P4"/>
      <text:p text:style-name="P4">VERSO I</text:p>
      <text:p text:style-name="P5">PUENTE</text:p>
      <text:p text:style-name="P4"/>
      <text:p text:style-name="P4">Bridge: </text:p>
      <text:p text:style-name="P4">// Y aquí permaneceré </text:p>
      <text:p text:style-name="P4">Postrado a tus pies </text:p>
      <text:p text:style-name="P4">Y aquí permaneceré </text:p>
      <text:p text:style-name="P4">A los pies de Cristo // </text:p>
      <text:p text:style-name="P4"/>
      <text:p text:style-name="P4">// Coro 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>
          <style:column-sep style:width="0.018cm" style:color="#000000" style:height="100%" style:style="solid"/>
          <style:column style:rel-width="8245*" fo:start-indent="0cm" fo:end-indent="0.249cm"/>
          <style:column style:rel-width="8026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7-06-02T19:18:09.426021390</dc:date>
    <meta:editing-duration>PT1H59M44S</meta:editing-duration>
    <meta:editing-cycles>17</meta:editing-cycles>
    <meta:generator>LibreOffice/5.3.3.2$Linux_x86 LibreOffice_project/30m0$Build-2</meta:generator>
    <meta:document-statistic meta:table-count="0" meta:image-count="0" meta:object-count="0" meta:page-count="1" meta:paragraph-count="23" meta:word-count="84" meta:character-count="416" meta:non-whitespace-character-count="337"/>
  </office:meta>
</office:document-meta>
</file>